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NewPS-BoldMT" svg:font-family="CourierNewPS-BoldMT" style:font-family-generic="system" svg:panose-1="0 0 0 0 0 0 0 0 0 0"/>
    <style:font-face style:name="CourierNewPSMT" svg:font-family="CourierNewPSMT" style:font-family-generic="system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" style:parent-style-name="Normal" style:family="paragraph">
      <style:paragraph-properties style:text-autospace="none" fo:text-align="justify" fo:margin-bottom="0in" fo:line-height="100%"/>
    </style:style>
    <style:style style:name="T3" style:parent-style-name="DefaultParagraphFont" style:family="text">
      <style:text-properties style:font-name="Calibri" style:font-name-complex="Calibri" fo:color="#000000"/>
    </style:style>
    <style:style style:name="T4" style:parent-style-name="DefaultParagraphFont" style:family="text">
      <style:text-properties style:font-name="CourierNewPS-BoldMT" style:font-name-complex="CourierNewPS-BoldMT" fo:font-weight="bold" style:font-weight-asian="bold" style:font-weight-complex="bold" fo:color="#15791C" fo:font-size="9.5pt" style:font-size-asian="9.5pt" style:font-size-complex="9.5pt"/>
    </style:style>
    <style:style style:name="T5" style:parent-style-name="DefaultParagraphFont" style:family="text">
      <style:text-properties style:font-name="Calibri" style:font-name-complex="Calibri" fo:color="#000000"/>
    </style:style>
    <style:style style:name="P6" style:parent-style-name="Normal" style:family="paragraph">
      <style:paragraph-properties style:text-autospace="none" fo:text-align="justify" fo:margin-bottom="0.0833in" fo:line-height="100%"/>
      <style:text-properties style:font-name="Calibri" style:font-name-complex="Calibri" fo:color="#000000"/>
    </style:style>
    <style:style style:name="P7" style:parent-style-name="Normal" style:family="paragraph">
      <style:paragraph-properties style:text-autospace="none" fo:text-align="justify" fo:margin-bottom="0.0833in" fo:line-height="100%"/>
      <style:text-properties style:font-name="Calibri" style:font-name-complex="Calibri" fo:color="#000000"/>
    </style:style>
    <style:style style:name="P8" style:parent-style-name="Normal" style:family="paragraph">
      <style:paragraph-properties style:text-autospace="none" fo:text-align="justify" fo:margin-bottom="0.0833in" fo:line-height="100%"/>
      <style:text-properties style:font-name="Calibri" style:font-name-complex="Calibri" fo:color="#000000"/>
    </style:style>
    <style:style style:name="P9" style:parent-style-name="Normal" style:family="paragraph">
      <style:paragraph-properties style:text-autospace="none" fo:text-align="justify" fo:margin-bottom="0.0833in" fo:line-height="100%"/>
      <style:text-properties style:font-name="Calibri" style:font-name-complex="Calibri" fo:color="#000000"/>
    </style:style>
    <style:style style:name="P10" style:parent-style-name="Normal" style:family="paragraph">
      <style:paragraph-properties style:text-autospace="none" fo:text-align="justify" fo:margin-bottom="0.0833in" fo:line-height="100%"/>
      <style:text-properties style:font-name="Calibri" style:font-name-complex="Calibri" fo:color="#000000"/>
    </style:style>
    <style:style style:name="P11" style:parent-style-name="Normal" style:family="paragraph">
      <style:paragraph-properties style:text-autospace="none" fo:text-align="justify" fo:margin-bottom="0.0833in" fo:line-height="100%"/>
      <style:text-properties style:font-name="Calibri" style:font-name-complex="Calibri" fo:color="#000000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6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urierNewPSMT" style:font-name-complex="CourierNewPSMT" fo:color="#15791C" fo:font-size="9.5pt" style:font-size-asian="9.5pt" style:font-size-complex="9.5pt"/>
    </style:style>
    <style:style style:name="S2" style:family="section">
      <style:section-properties fo:margin-left="0in" fo:margin-right="0in" style:writing-mode="lr-tb"/>
    </style:style>
    <style:style style:name="P34" style:parent-style-name="ListParagraph" style:list-style-name="LFO1" style:family="paragraph">
      <style:paragraph-properties fo:margin-bottom="0in" fo:margin-left="0.2958in" fo:text-indent="-0.2958in">
        <style:tab-stops/>
      </style:paragraph-properties>
      <style:text-properties style:font-name="Calibri" style:font-name-complex="Calibri"/>
    </style:style>
    <style:style style:name="P35" style:parent-style-name="ListParagraph" style:list-style-name="LFO2" style:family="paragraph"/>
    <style:style style:name="T36" style:parent-style-name="DefaultParagraphFont" style:family="text">
      <style:text-properties style:font-name="Calibri" style:font-name-complex="Calibri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Calibri" style:font-name-complex="Calibri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P42" style:parent-style-name="ListParagraph" style:list-style-name="LFO2" style:family="paragraph"/>
    <style:style style:name="T43" style:parent-style-name="DefaultParagraphFont" style:family="text">
      <style:text-properties style:font-name="Calibri" style:font-name-complex="Calibri"/>
    </style:style>
    <style:style style:name="T44" style:parent-style-name="DefaultParagraphFont" style:family="text">
      <style:text-properties style:font-name="Calibri" style:font-name-complex="Calibri"/>
    </style:style>
    <style:style style:name="T45" style:parent-style-name="DefaultParagraphFont" style:family="text">
      <style:text-properties style:font-name="Calibri" style:font-name-complex="Calibri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style:font-name="Calibri" style:font-name-complex="Calibri" fo:color="#000000"/>
    </style:style>
    <style:style style:name="P48" style:parent-style-name="ListParagraph" style:family="paragraph">
      <style:paragraph-properties fo:margin-left="0.7416in">
        <style:tab-stops/>
      </style:paragraph-properties>
      <style:text-properties style:font-name="Calibri" style:font-name-complex="Calibri"/>
    </style:style>
    <style:style style:name="P49" style:parent-style-name="ListParagraph" style:list-style-name="LFO1" style:family="paragraph">
      <style:paragraph-properties style:text-autospace="none" fo:margin-bottom="0in" fo:line-height="100%" fo:margin-left="0.2958in" fo:text-indent="-0.2958in">
        <style:tab-stops/>
      </style:paragraph-properties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DefaultParagraphFont" style:family="text">
      <style:text-properties style:font-name="CourierNewPSMT" style:font-name-complex="CourierNewPSMT" fo:color="#000000" fo:font-size="9.5pt" style:font-size-asian="9.5pt" style:font-size-complex="9.5pt"/>
    </style:style>
    <style:style style:name="T52" style:parent-style-name="DefaultParagraphFont" style:family="text">
      <style:text-properties style:font-name="Calibri" style:font-name-complex="Calibri"/>
    </style:style>
    <style:style style:name="P53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54" style:parent-style-name="ListParagraph" style:list-style-name="LFO1" style:family="paragraph">
      <style:paragraph-properties style:text-autospace="none" fo:margin-bottom="0in" fo:line-height="100%" fo:margin-left="0.3937in" fo:text-indent="-0.3937in">
        <style:tab-stops/>
      </style:paragraph-properties>
      <style:text-properties style:font-name="Calibri" style:font-name-complex="Calibri"/>
    </style:style>
    <style:style style:name="P55" style:parent-style-name="Normal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IntenseEmphasis">Zadanie 18. 2. 2021</text:span></text:p>
      <text:section text:name="Sect1" text:style-name="S1">
        <text:p text:style-name="P2"><text:span text:style-name="T3">V textovom súbore<text:s/></text:span><text:span text:style-name="T4">cyklotrasa1.txt<text:s/></text:span><text:span text:style-name="T5">sú uložené údaje o cyklotrase z Hlohovca do Dubnice nad Váhom.<text:s/></text:span></text:p>
        <text:p text:style-name="P6">V každom riadku sú tri informácie o jednom mieste trasy. Prvou informáciou je názov miesta trasy. Druhú informáciu tvorí prírastok nadmorskej výšky daného miesta voči predchádzajúcemu miestu. Špeciálne v prvom riadku je nadmorská výška miesta štartu. Tretí údaj je vzdialenosť daného miesta od predchádzajúceho miesta. Informácie v riadku sú oddelené bodkočiarkou. Ukážka súboru:</text:p>
        <text:p text:style-name="P7"/>
        <text:p text:style-name="P8"/>
        <text:p text:style-name="P9"/>
        <text:p text:style-name="P10"/>
        <text:p text:style-name="P11"/>
        <text:p text:style-name="P12">Hlohovec;156;0</text:p>
        <text:p text:style-name="P13">Koplotovce;9;2</text:p>
        <text:p text:style-name="P14">Sokolovce;-5;10</text:p>
        <text:p text:style-name="P15">Ratnovce;30;3</text:p>
        <text:p text:style-name="P16">Sĺňava;-32;2</text:p>
        <text:p text:style-name="P17">Pod červenou Vežou;4;0.5</text:p>
        <text:p text:style-name="P18">Piešťany - Kúpeľný most;0;0.6</text:p>
        <text:p text:style-name="P19">Moravany nad Váhom;3;2.2</text:p>
        <text:p text:style-name="P20">Zástavka pod Hubinou;20;2.5</text:p>
        <text:p text:style-name="P21">Ducové;-5;1</text:p>
        <text:p text:style-name="P22">Modrovka;-10;3.5</text:p>
        <text:p text:style-name="P23">Lúka;30;0.5</text:p>
        <text:p text:style-name="P24">Hrádok;0;6</text:p>
        <text:p text:style-name="P25">Hôrka nad Váhom;-7;3</text:p>
        <text:p text:style-name="P26">Nová Ves nad Váhom;-13;1.5</text:p>
        <text:p text:style-name="P27">Kočovce;3;1.5</text:p>
        <text:p text:style-name="P28">Beckov;10;5</text:p>
        <text:p text:style-name="P29">Trenčianske Stankovce;37;11</text:p>
        <text:p text:style-name="P30">Trenčín;-19;10</text:p>
        <text:p text:style-name="P31">Kubrá;19;4</text:p>
        <text:p text:style-name="P32">Trenčianska Teplá;-10;8</text:p>
        <text:p text:style-name="P33">Dubnica nad Váhom;22;3.5</text:p>
      </text:section>
      <text:section text:name="Sect2" text:style-name="S2">
        <text:list text:style-name="LFO1" text:continue-numbering="true">
          <text:list-item>
            <text:p text:style-name="P34">Vytvor program, ktorý<text:s/></text:p>
          </text:list-item>
        </text:list>
        <text:list text:style-name="LFO2" text:continue-numbering="true">
          <text:list-item>
            <text:p text:style-name="P35"><text:span text:style-name="T36">prečíta textový súbor,<text:s/></text:span></text:p>
          </text:list-item>
          <text:list-item>
            <text:p text:style-name="P37"><text:span text:style-name="T38">vypočíta nadmorské výšky jednotlivých miest,<text:s/></text:span></text:p>
          </text:list-item>
          <text:list-item>
            <text:p text:style-name="P39"><text:span text:style-name="T40">vypočíta dĺžku trasy a vykreslí terénny profil trasy</text:span><text:span text:style-name="T41">,</text:span></text:p>
          </text:list-item>
          <text:list-item>
            <text:p text:style-name="P42"><text:span text:style-name="T43">zistí najvyššie miesto trasy, vypíše jeho geografický názov a</text:span><text:span text:style-name="T44"><text:s/></text:span><text:span text:style-name="T45">nadmorskú výšku.</text:span></text:p>
          </text:list-item>
          <text:list-item>
            <text:p text:style-name="P46"><text:span text:style-name="T47">vypíše aj najnižšie položené miesto na trase</text:span></text:p>
          </text:list-item>
        </text:list>
        <text:p text:style-name="P48"/>
        <text:list text:style-name="LFO1" text:continue-numbering="true">
          <text:list-item>
            <text:p text:style-name="P49"><text:span text:style-name="T50">Upravte program tak, aby vytvoril nový textový súbor<text:s/></text:span><text:span text:style-name="T51">cyklotrasa2.txt</text:span><text:span text:style-name="T52">, v ktorom budú geografické názvy miest, ich absolútna nadmorská výška a celková vzdialenosť od štartu.</text:span></text:p>
          </text:list-item>
        </text:list>
        <text:p text:style-name="P53"/>
        <text:list text:style-name="LFO1" text:continue-numbering="true">
          <text:list-item>
            <text:p text:style-name="P54">Upravte program tak, aby sme pohybom myši po názvoch geografického miesta mohli určiť úsek od začiatku trasy po dané miesto, a program nám vypočíta a vypíše na danom úseku najvyššie prevýšenie a dĺžku trasy od štartu. Prevýšenie je rozdiel dvoch nadmorských výšok medzi dvomi bodmi trasy (môže byť aj kladné, aj záporné).</text:p>
          </text:list-item>
        </text:list>
        <text:p text:style-name="P5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NewPS-BoldMT" svg:font-family="CourierNewPS-BoldMT" style:font-family-generic="system" svg:panose-1="0 0 0 0 0 0 0 0 0 0"/>
    <style:font-face style:name="CourierNewPSMT" svg:font-family="CourierNewPSMT" style:font-family-generic="system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nsolas" style:font-name-asian="Calibri" style:font-name-complex="Calibri" fo:font-size="11pt" style:font-size-asian="11pt" style:font-size-complex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 Tkacikova</meta:initial-creator>
    <dc:creator>J Tkacikova</dc:creator>
    <meta:creation-date>2021-02-18T09:09:00Z</meta:creation-date>
    <dc:date>2021-02-18T09:09:00Z</dc:date>
    <meta:template xlink:href="Normal.dotm" xlink:type="simple"/>
    <meta:editing-cycles>1</meta:editing-cycles>
    <meta:editing-duration>PT2880S</meta:editing-duration>
    <meta:user-defined meta:name="ContentTypeId">0x010100D8D29262207D914FBED09A4AFCDF114A</meta:user-defined>
    <meta:document-statistic meta:page-count="1" meta:paragraph-count="3" meta:word-count="251" meta:character-count="1680" meta:row-count="11" meta:non-whitespace-character-count="1432"/>
  </office:meta>
</office:document-meta>
</file>